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9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49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 style:text-autospace="none"/>
      <style:text-properties fo:font-size="36pt"/>
    </style:style>
    <style:style style:name="P5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493cm">
          <draw:text-box>
            <text:p text:style-name="P1"><text:span text:style-name="T1">HYMN #895</text:span></text:p>
            <text:p text:style-name="P1"><text:span text:style-name="T2">“</text:span><text:span text:style-name="T2">Now Thank We All Our Go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892cm" svg:height="7.112cm" svg:x="1.524cm" svg:y="0.575cm">
          <draw:text-box>
            <text:p text:style-name="P4"><text:span text:style-name="T3">1. </text:span><text:span text:style-name="T4">Now thank we all our God</text:span><text:span text:style-name="T4"><text:line-break/></text:span><text:span text:style-name="T4">With hearts and hands and voices,</text:span><text:span text:style-name="T4"><text:line-break/></text:span><text:span text:style-name="T4">Who wondrous things has done,</text:span><text:span text:style-name="T4"><text:line-break/></text:span><text:span text:style-name="T4">In whom His world rejoices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5.4cm" svg:height="7.011cm" svg:x="1.27cm" svg:y="0.609cm">
          <draw:text-box>
            <text:p text:style-name="P4"><text:span text:style-name="T4">Who from our mothers’ arms</text:span><text:span text:style-name="T4"><text:line-break/></text:span><text:span text:style-name="T4">Has blest us on our way</text:span><text:span text:style-name="T4"><text:line-break/></text:span><text:span text:style-name="T4">With countless gifts of love</text:span><text:span text:style-name="T4"><text:line-break/></text:span><text:span text:style-name="T4">And still is ours to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5" draw:layer="layout" svg:width="24.638cm" svg:height="7.366cm" svg:x="1.778cm" svg:y="0.508cm">
          <draw:text-box>
            <text:p text:style-name="P4"><text:span text:style-name="T3">2. </text:span><text:span text:style-name="T4">Oh, may this bounteous God</text:span><text:span text:style-name="T4"><text:line-break/></text:span><text:span text:style-name="T4">Through all our life be near us,</text:span><text:span text:style-name="T4"><text:line-break/></text:span><text:span text:style-name="T4">With ever joyful hearts</text:span><text:span text:style-name="T4"><text:line-break/></text:span><text:span text:style-name="T4">And blessèd peace to cheer u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5" draw:layer="layout" svg:width="25.908cm" svg:height="7.011cm" svg:x="1.016cm" svg:y="0.609cm">
          <draw:text-box>
            <text:p text:style-name="P4"><text:span text:style-name="T4"><text:s text:c="4"/></text:span><text:span text:style-name="T4">And keep us in His grace</text:span><text:span text:style-name="T4"><text:line-break/></text:span><text:span text:style-name="T4"> <text:s text:c="3"/>And guide us when perplexed</text:span><text:span text:style-name="T4"><text:line-break/></text:span><text:span text:style-name="T4"> <text:s text:c="3"/>And free us from all ills</text:span><text:span text:style-name="T4"><text:line-break/></text:span><text:span text:style-name="T4"> <text:s text:c="3"/>In this world and the nex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7" draw:layer="layout" svg:width="24.384cm" svg:height="7.177cm" svg:x="1.825cm" svg:y="0.506cm">
          <draw:text-box>
            <text:p text:style-name="P6"><text:span text:style-name="T3">3. </text:span><text:span text:style-name="T4">All praise and thanks to God</text:span><text:span text:style-name="T4"><text:line-break/></text:span><text:span text:style-name="T4">The Father now be given,</text:span><text:span text:style-name="T4"><text:line-break/></text:span><text:span text:style-name="T4">The Son, and Him who reigns</text:span><text:span text:style-name="T4"><text:line-break/></text:span><text:span text:style-name="T4">With them in highest heave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Hymn_25_20template" presentation:presentation-page-layout-name="AL1T0">
        <draw:frame draw:style-name="gr7" draw:text-style-name="P10" draw:layer="layout" svg:width="25.908cm" svg:height="12.744cm" svg:x="1.016cm" svg:y="0.254cm">
          <draw:text-box>
            <text:p text:style-name="P8"><text:span text:style-name="T4">The one eternal God,</text:span><text:span text:style-name="T4"><text:line-break/></text:span><text:span text:style-name="T4">Whom earth and heav’n adore;</text:span><text:span text:style-name="T4"><text:line-break/></text:span><text:span text:style-name="T4">For thus it was, is now,</text:span><text:span text:style-name="T4"><text:line-break/></text:span><text:span text:style-name="T4">And shall be evermore.</text:span></text:p>
            <text:p text:style-name="P8"><text:span text:style-name="T5"><text:line-break/></text:span><text:span text:style-name="T5"/></text:p>
            <text:p text:style-name="P9"><text:span text:style-name="T6"/></text:p>
            <text:p text:style-name="P9"><text:span text:style-name="T6"><text:s text:c="10"/></text:span><text:span text:style-name="T6">Public domain</text:span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8" draw:display-name="Bitmap 8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20:54:22.548000000</meta:creation-date>
    <dc:title>Hymn template</dc:title>
    <meta:editing-duration>PT22M1S</meta:editing-duration>
    <meta:editing-cycles>7</meta:editing-cycles>
    <meta:generator>LibreOffice/6.1.5.2$Windows_X86_64 LibreOffice_project/90f8dcf33c87b3705e78202e3df5142b201bd805</meta:generator>
    <meta:initial-creator>Arthur Hoch</meta:initial-creator>
    <dc:date>2019-04-25T19:52:58.257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1-24T20:54:22.252000000"/>
  </office:meta>
</office:document-meta>
</file>